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34cm" fo:min-width="4.24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34cm" fo:min-width="1.591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03cm" fo:min-width="2.43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99cm" fo:min-width="4.447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67cm" fo:min-width="4.855cm"/>
    </style:style>
    <style:style style:name="gr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cm" fo:min-width="1.744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337cm" fo:min-width="3.437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27cm" fo:min-width="4.218cm" fo:padding-top="0.165cm" fo:padding-bottom="0.165cm" fo:padding-left="0.29cm" fo:padding-right="0.2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76cm" fo:min-width="1.397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74cm" fo:min-width="1.458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073cm" fo:min-width="4.016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47cm" svg:height="1.09cm" svg:x="7.446cm" svg:y="0.254cm">
          <text:p text:style-name="P1"><text:span text:style-name="T1">Start with m=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181cm" svg:height="2.566cm" svg:x="7.773cm" svg:y="3.806cm">
          <text:p text:style-name="P1"><text:span text:style-name="T2">k</text:span><text:span text:style-name="T1"> with</text:span></text:p>
          <text:p text:style-name="P1"><text:span text:style-name="T2">|ε</text:span><text:span text:style-name="T3">k</text:span><text:span text:style-name="T2">(m)| &lt; t </text:span><text:span text:style-name="T1">?*</text:span></text:p>
          <text:p text:style-name="P1"><text:span text:style-name="T4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" draw:id="id5" draw:layer="layout" svg:width="3.042cm" svg:height="1.165cm" svg:x="21.601cm" svg:y="4.546cm">
          <text:p text:style-name="P1"><text:span text:style-name="T1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4.947cm" svg:height="1.349cm" svg:x="15.097cm" svg:y="4.445cm">
          <text:p text:style-name="P1"><text:span text:style-name="T1">Select </text:span><text:span text:style-name="T2">H</text:span><text:span text:style-name="T3">k,m</text:span><text:span text:style-name="T1">, compute </text:span></text:p>
          <text:p text:style-name="P1"><text:span text:style-name="T2">ε</text:span><text:span text:style-name="T3">m-1</text:span><text:span text:style-name="T2">(k)</text:span><text:span text:style-name="T1"> if </text:span><text:span text:style-name="T2">m &gt;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5.355cm" svg:height="4.717cm" svg:x="7.18cm" svg:y="7.82cm">
          <text:p text:style-name="P1"><text:span text:style-name="T1">Select the </text:span><text:span text:style-name="T5">largest </text:span></text:p>
          <text:p text:style-name="P1"><text:span text:style-name="T1">stability region(s) </text:span></text:p>
          <text:p text:style-name="P1"><text:span text:style-name="T1">(increasing</text:span><text:span text:style-name="T2"> ε</text:span><text:span text:style-name="T3">k</text:span><text:span text:style-name="T2">(m)</text:span><text:span text:style-name="T1"> of </text:span></text:p>
          <text:p text:style-name="P1"><text:span text:style-name="T1">same sign), set</text:span></text:p>
          <text:p text:style-name="P1"><text:span text:style-name="T1"><text:s/></text:span><text:span text:style-name="T2">e</text:span><text:span text:style-name="T3">m </text:span><text:span text:style-name="T2">=</text:span><text:span text:style-name="T1"> first </text:span><text:span text:style-name="T2">ε</text:span><text:span text:style-name="T3">k</text:span><text:span text:style-name="T2">(m)</text:span><text:span text:style-name="T1"> as </text:span></text:p>
          <text:p text:style-name="P1"><text:span text:style-name="T1">amplitude error for this </text:span></text:p>
          <text:p text:style-name="P1"><text:span text:style-name="T1">region. Select the </text:span></text:p>
          <text:p text:style-name="P1"><text:span text:style-name="T1">region with lowest </text:span><text:span text:style-name="T2">e</text:span><text:span text:style-name="T3">m</text:span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9.869cm" svg:y1="1.344cm" svg:x2="9.864cm" svg:y2="3.806cm" draw:start-shape="id1" draw:start-glue-point="2" draw:end-shape="id2" draw:end-glue-point="4" svg:d="M9869 1344l-5 2462" svg:viewBox="0 0 6 2463">
          <text:p/>
        </draw:connector>
        <draw:connector draw:style-name="gr7" draw:text-style-name="P6" draw:layer="layout" draw:type="line" svg:x1="9.864cm" svg:y1="6.372cm" svg:x2="9.857cm" svg:y2="7.82cm" draw:start-shape="id2" draw:start-glue-point="6" draw:end-shape="id3" svg:d="M9864 6372l-7 1448" svg:viewBox="0 0 8 1449">
          <text:p text:style-name="P1"><text:span text:style-name="T1"><text:tab/></text:span><text:span text:style-name="T1">No</text:span></text:p>
        </draw:connector>
        <draw:connector draw:style-name="gr7" draw:text-style-name="P6" draw:layer="layout" draw:type="line" svg:x1="11.954cm" svg:y1="5.089cm" svg:x2="15.097cm" svg:y2="5.119cm" draw:start-shape="id2" draw:start-glue-point="7" draw:end-shape="id4" svg:d="M11954 5089l3143 30" svg:viewBox="0 0 3144 31">
          <text:p text:style-name="P1"><text:span text:style-name="T1">Yes</text:span></text:p>
          <text:p text:style-name="P1"><text:span text:style-name="T1"/></text:p>
        </draw:connector>
        <draw:connector draw:style-name="gr6" draw:text-style-name="P5" draw:layer="layout" draw:type="line" svg:x1="20.044cm" svg:y1="5.119cm" svg:x2="21.601cm" svg:y2="5.128cm" draw:start-shape="id4" draw:start-glue-point="1" draw:end-shape="id5" draw:end-glue-point="3" svg:d="M20044 5119l1557 9" svg:viewBox="0 0 1558 10">
          <text:p/>
        </draw:connector>
        <draw:custom-shape draw:style-name="gr8" draw:text-style-name="P4" xml:id="id6" draw:id="id6" draw:layer="layout" svg:width="4.487cm" svg:height="2.699cm" svg:x="7.609cm" svg:y="18.375cm">
          <text:p text:style-name="P1"><text:span text:style-name="T1">Size of </text:span></text:p>
          <text:p text:style-name="P1"><text:span text:style-name="T1">stability region </text:span></text:p>
          <text:p text:style-name="P1"><text:span text:style-name="T1">&gt; 1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xml:id="id7" draw:id="id7" draw:layer="layout" svg:width="3.937cm" svg:height="1.587cm" svg:x="21.133cm" svg:y="18.892cm">
          <text:p text:style-name="P1"><text:span text:style-name="T1">Select </text:span><text:span text:style-name="T2">H</text:span><text:span text:style-name="T3">k,m+1</text:span><text:span text:style-name="T1">,</text:span><text:span text:style-name="T6"> </text:span></text:p>
          <text:p text:style-name="P1"><text:span text:style-name="T5">compute </text:span><text:span text:style-name="T7">ε</text:span><text:span text:style-name="T8">m</text:span><text:span text:style-name="T7">(k)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2.096cm" svg:y1="19.725cm" svg:x2="21.133cm" svg:y2="19.685cm" draw:start-shape="id6" draw:start-glue-point="7" draw:end-shape="id7" draw:end-glue-point="3" svg:d="M12096 19725l9037-40" svg:viewBox="0 0 9038 41">
          <text:p text:style-name="P1"><text:span text:style-name="T1">No</text:span></text:p>
          <text:p text:style-name="P1"><text:span text:style-name="T1"/></text:p>
        </draw:connector>
        <draw:custom-shape draw:style-name="gr10" draw:text-style-name="P4" xml:id="id11" draw:id="id11" draw:layer="layout" svg:width="4.718cm" svg:height="2.077cm" svg:x="0.254cm" svg:y="18.697cm">
          <text:p text:style-name="P1"><text:span text:style-name="T1">Restrict analysis to </text:span></text:p>
          <text:p text:style-name="P1"><text:span text:style-name="T1">this region and </text:span></text:p>
          <text:p text:style-name="P1"><text:span text:style-name="T1">increment m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3.101cm" svg:y1="18.892cm" svg:x2="23.122cm" svg:y2="5.711cm" draw:start-shape="id7" draw:start-glue-point="0" draw:end-shape="id5" svg:d="M23101 18892l21-13181" svg:viewBox="0 0 22 13182">
          <text:p/>
        </draw:connector>
        <draw:custom-shape draw:style-name="gr11" draw:text-style-name="P4" xml:id="id8" draw:id="id8" draw:layer="layout" svg:width="3.793cm" svg:height="2.051cm" svg:x="7.953cm" svg:y="13.923cm">
          <text:p text:style-name="P1"><text:span text:style-name="T2">m &gt; 0</text:span><text:span text:style-name="T1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9.857cm" svg:y1="12.537cm" svg:x2="9.849cm" svg:y2="13.923cm" draw:start-shape="id3" draw:start-glue-point="2" draw:end-shape="id8" draw:end-glue-point="4" svg:d="M9857 12537l-8 1386" svg:viewBox="0 0 9 1387">
          <text:p/>
        </draw:connector>
        <draw:connector draw:style-name="gr7" draw:text-style-name="P6" draw:layer="layout" draw:type="line" svg:x1="9.849cm" svg:y1="15.974cm" svg:x2="9.853cm" svg:y2="18.375cm" draw:start-shape="id8" draw:start-glue-point="6" draw:end-shape="id6" draw:end-glue-point="4" svg:d="M9849 15974l4 2401" svg:viewBox="0 0 5 2402">
          <text:p text:style-name="P1"><text:span text:style-name="T1">No</text:span><text:span text:style-name="T1"><text:tab/></text:span><text:span text:style-name="T1"> <text:s/></text:span></text:p>
        </draw:connector>
        <draw:custom-shape draw:style-name="gr12" draw:text-style-name="P7" xml:id="id9" draw:id="id9" draw:layer="layout" svg:width="3.916cm" svg:height="2.447cm" svg:x="17.182cm" svg:y="13.669cm">
          <text:p text:style-name="P1"><text:span text:style-name="T2">e</text:span><text:span text:style-name="T3">m</text:span><text:span text:style-name="T6"> </text:span><text:span text:style-name="T3">&gt; </text:span><text:span text:style-name="T2">e</text:span><text:span text:style-name="T3">m-1</text:span><text:span text:style-name="T6"> 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6" draw:layer="layout" draw:type="line" svg:x1="11.746cm" svg:y1="14.949cm" svg:x2="17.182cm" svg:y2="14.893cm" draw:start-shape="id8" draw:start-glue-point="7" draw:end-shape="id9" draw:end-glue-point="5" svg:d="M11746 14949l5436-56" svg:viewBox="0 0 5437 57">
          <text:p text:style-name="P1"><text:span text:style-name="T1">Yes</text:span></text:p>
          <text:p text:style-name="P1"><text:span text:style-name="T1"/></text:p>
        </draw:connector>
        <draw:connector draw:style-name="gr7" draw:text-style-name="P6" draw:layer="layout" svg:x1="19.14cm" svg:y1="16.116cm" svg:x2="9.853cm" svg:y2="18.375cm" draw:start-shape="id9" draw:start-glue-point="6" draw:end-shape="id6" draw:end-glue-point="4" svg:d="M19140 16116v1129h-9287v1130" svg:viewBox="0 0 9288 2260">
          <text:p text:style-name="P1"><text:span text:style-name="T1">No</text:span></text:p>
          <text:p text:style-name="P1"><text:span text:style-name="T1"/></text:p>
        </draw:connector>
        <draw:custom-shape draw:style-name="gr13" draw:text-style-name="P3" xml:id="id10" draw:id="id10" draw:layer="layout" svg:width="4.516cm" svg:height="2.323cm" svg:x="16.93cm" svg:y="8.092cm">
          <text:p text:style-name="P1"><text:span text:style-name="T1">Select first </text:span><text:span text:style-name="T2">H</text:span><text:span text:style-name="T3">k,m</text:span><text:span text:style-name="T1"> in </text:span></text:p>
          <text:p text:style-name="P1"><text:span text:style-name="T1">region, compute </text:span></text:p>
          <text:p text:style-name="P1"><text:span text:style-name="T2">ε</text:span><text:span text:style-name="T3">m-1</text:span><text:span text:style-name="T2">(k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1.446cm" svg:y1="9.253cm" svg:x2="23.122cm" svg:y2="5.711cm" draw:start-shape="id10" draw:start-glue-point="1" draw:end-shape="id5" svg:d="M21446 9253h1676v-3542" svg:viewBox="0 0 1677 3543">
          <text:p/>
        </draw:connector>
        <draw:connector draw:style-name="gr7" draw:text-style-name="P6" draw:layer="layout" draw:type="line" svg:x1="19.14cm" svg:y1="13.669cm" svg:x2="19.188cm" svg:y2="10.415cm" draw:start-shape="id9" draw:start-glue-point="4" draw:end-shape="id10" draw:end-glue-point="2" svg:d="M19140 13669l48-3254" svg:viewBox="0 0 49 3255">
          <text:p text:style-name="P1"><text:span text:style-name="T1"><text:tab/></text:span><text:span text:style-name="T1">Yes</text:span></text:p>
        </draw:connector>
        <draw:frame draw:style-name="gr14" draw:text-style-name="P8" draw:layer="layout" svg:width="5.535cm" svg:height="0.806cm" svg:x="16.465cm" svg:y="1.84cm">
          <draw:text-box>
            <text:p><text:span text:style-name="T1">* t is a threshold value.</text:span></text:p>
          </draw:text-box>
        </draw:frame>
        <draw:connector draw:style-name="gr7" draw:text-style-name="P6" draw:layer="layout" draw:type="line" svg:x1="7.609cm" svg:y1="19.725cm" svg:x2="4.972cm" svg:y2="19.735cm" draw:start-shape="id6" draw:start-glue-point="5" draw:end-shape="id11" draw:end-glue-point="1" svg:d="M7609 19725l-2637 10" svg:viewBox="0 0 2638 11">
          <text:p text:style-name="P1"><text:span text:style-name="T1">Yes</text:span></text:p>
          <text:p text:style-name="P1"><text:span text:style-name="T1"/></text:p>
        </draw:connector>
        <draw:connector draw:style-name="gr6" draw:text-style-name="P5" draw:layer="layout" svg:x1="2.613cm" svg:y1="18.697cm" svg:x2="7.773cm" svg:y2="5.089cm" draw:start-shape="id11" draw:start-glue-point="0" draw:end-shape="id2" draw:end-glue-point="5" svg:d="M2613 18697v-13608h5160" svg:viewBox="0 0 5161 136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6.67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Beaujean</meta:initial-creator>
    <meta:creation-date>2017-03-04T16:11:38.436803618</meta:creation-date>
    <dc:date>2017-03-05T21:01:16.248128235</dc:date>
    <dc:creator>Pierre Beaujean</dc:creator>
    <meta:editing-duration>PT14H31M28S</meta:editing-duration>
    <meta:editing-cycles>19</meta:editing-cycles>
    <meta:generator>LibreOffice/5.0.6.2$Linux_X86_64 LibreOffice_project/00m0$Build-2</meta:generator>
    <meta:document-statistic meta:object-count="26"/>
  </office:meta>
</office:document-meta>
</file>